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32000000258CE27E5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frepa-title">
      <style:graphic-properties draw:fill-color="#ffffff" draw:auto-grow-height="true" fo:min-height="3.664cm"/>
    </style:style>
    <style:style style:name="pr2" style:family="presentation" style:parent-style-name="lyt-frepa-outline1">
      <style:graphic-properties draw:fill-color="#ffffff" draw:auto-grow-height="true" fo:min-height="13.861cm"/>
    </style:style>
    <style:style style:name="pr3" style:family="presentation" style:parent-style-name="lyt-frepa-notes">
      <style:graphic-properties draw:fill-color="#ffffff" draw:auto-grow-height="true" fo:min-height="13.365cm"/>
    </style:style>
    <style:style style:name="pr4" style:family="presentation" style:parent-style-name="lyt-frepa-title">
      <style:graphic-properties fo:min-height="3.413cm"/>
    </style:style>
    <style:style style:name="pr5" style:family="presentation" style:parent-style-name="lyt-frepa-outline1">
      <style:graphic-properties draw:stroke="none" draw:fill="none" fo:min-height="13.61cm"/>
    </style:style>
    <style:style style:name="pr6" style:family="presentation" style:parent-style-name="lyt-frepa-notes">
      <style:graphic-properties draw:fill-color="#ffffff" fo:min-height="13.114cm"/>
    </style:style>
    <style:style style:name="pr7" style:family="presentation" style:parent-style-name="lyt-frepa-title">
      <style:graphic-properties draw:auto-grow-height="true" fo:min-height="3.664cm"/>
    </style:style>
    <style:style style:name="pr8" style:family="presentation" style:parent-style-name="lyt-frepa-outline1">
      <style:graphic-properties draw:auto-grow-height="true" fo:min-height="13.861cm"/>
    </style:style>
    <style:style style:name="pr9" style:family="presentation" style:parent-style-name="lyt-frepa-outline1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FreeMono" style:font-family-generic="modern" style:font-pitch="fixed"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family="FreeMono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family="FreeMono" style:font-family-generic="modern" style:font-pitch="fixed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fo:font-family="FreeMono" style:font-family-generic="modern" style:font-pitch="fixed" fo:font-size="24pt" fo:font-style="italic" style:font-size-asian="24pt" style:font-style-asian="italic" style:font-size-complex="24pt" style:font-style-complex="italic"/>
    </style:style>
    <style:style style:name="T9" style:family="text">
      <style:text-properties style:text-position="super 58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repa" presentation:presentation-page-layout-name="AL1T1">
        <office:forms form:automatic-focus="false" form:apply-design-mode="false"/>
        <draw:frame presentation:style-name="pr1" draw:text-style-name="P1" draw:layer="layout" svg:width="24.099cm" svg:height="3.664cm" svg:x="2.7cm" svg:y="1.837cm" presentation:class="title" presentation:user-transformed="true">
          <draw:text-box>
            <text:p>Java tips</text:p>
          </draw:text-box>
        </draw:frame>
        <draw:frame presentation:style-name="pr2" draw:text-style-name="P2" draw:layer="layout" svg:width="23.099cm" svg:height="13.861cm" svg:x="3.5cm" svg:y="5.914cm" presentation:class="outline" presentation:user-transformed="true">
          <draw:text-box>
            <text:list text:style-name="L2">
              <text:list-item>
                <text:p>pirent</text:p>
              </text:list-item>
            </text:list>
            <text:p/>
            <text:p>For tips and bookmark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413cm" svg:x="2.7cm" svg:y="1.962cm" presentation:class="title">
          <draw:text-box>
            <text:p>Casting problem #23041049</text:p>
          </draw:text-box>
        </draw:frame>
        <draw:frame presentation:style-name="pr5" draw:text-style-name="P4" draw:layer="layout" svg:width="23.099cm" svg:height="13.61cm" svg:x="3.5cm" svg:y="5.914cm" presentation:class="outline" presentation:user-transformed="true">
          <draw:text-box>
            <text:list text:style-name="L2">
              <text:list-item>
                <text:p><text:span text:style-name="T1">New form of cast introduced since java 5</text:span></text:p>
              </text:list-item>
              <text:list-item>
                <text:p><text:span text:style-name="T2">List&lt;Widget&gt; lw2 = List.class.cast(in.readObject());</text:span></text:p>
              </text:list-item>
              <text:list-item>
                <text:p><text:span text:style-name="T1">Erasure removes all type information so that cannot cast to specific type </text:span><text:span text:style-name="T2">List&lt;Widget&gt;.class.cast()</text:span></text:p>
              </text:list-item>
              <text:list-item>
                <text:p><text:span text:style-name="T3">Note: still get a warning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1T1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Super vs extends #23041100</text:p>
          </draw:text-box>
        </draw:frame>
        <draw:frame presentation:style-name="pr8" draw:text-style-name="P5" draw:layer="layout" svg:width="23.099cm" svg:height="13.861cm" svg:x="3.5cm" svg:y="5.914cm" presentation:class="outline">
          <draw:text-box>
            <text:list text:style-name="L2">
              <text:list-item>
                <text:p><text:span text:style-name="T4">PECS</text:span><text:span text:style-name="T5">: producer extends, consumer super</text:span></text:p>
              </text:list-item>
              <text:list-item>
                <text:p><text:span text:style-name="T4">PE</text:span><text:span text:style-name="T5">: if you want to read T from a list, declare it with</text:span><text:span text:style-name="T6"> </text:span><text:span text:style-name="T7">&lt;? extends T&gt;</text:span><text:span text:style-name="T5">, but you cannot add to this list</text:span></text:p>
              </text:list-item>
              <text:list-item>
                <text:p><text:span text:style-name="T4">CS</text:span><text:span text:style-name="T5">: if you want to write T into a list, declare it with </text:span><text:span text:style-name="T7">&lt;? super T&gt;</text:span><text:span text:style-name="T5">, but no guarantee what type of object get from list ==&gt; the only one is guarantee is that you will get an instance of Object</text:span></text:p>
              </text:list-item>
              <text:list-item>
                <text:p><text:span text:style-name="T5">Need both read and write to a list, declare it with exact type, no wildcar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473cm" svg:x="2.7cm" svg:y="1.932cm" presentation:class="title" presentation:user-transformed="true">
          <draw:text-box>
            <text:p>Type checking with legacy code #23041142</text:p>
          </draw:text-box>
        </draw:frame>
        <draw:frame presentation:style-name="pr9" draw:layer="layout" svg:width="23.099cm" svg:height="13.61cm" svg:x="3.5cm" svg:y="5.914cm" presentation:class="outline" presentation:user-transformed="true">
          <draw:text-box>
            <text:list text:style-name="L2">
              <text:list-item>
                <text:p><text:span text:style-name="T1">Generic container passed to old code can be corrupted when insert an improper object (</text:span><text:span text:style-name="T3">put a cat to list of dogs</text:span><text:span text:style-name="T1">)</text:span></text:p>
              </text:list-item>
              <text:list-item>
                <text:p><text:span text:style-name="T1">Use </text:span><text:span text:style-name="T8">Collections.checkedList()</text:span><text:span text:style-name="T1"> which 1</text:span><text:span text:style-name="T9">st</text:span><text:span text:style-name="T1"> argument is a list to be returned with dynamically typesafe view, 2</text:span><text:span text:style-name="T9">nd</text:span><text:span text:style-name="T1"> is the type permitted to be inserted</text:span></text:p>
              </text:list-item>
              <text:list-item>
                <text:p><text:span text:style-name="T1">Throw </text:span><text:span text:style-name="T4">ClassCastException</text:span><text:span text:style-name="T1"> at the time inserting improper element, as opposed to raw container which only inform problems when pulling object out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473cm" svg:x="2.7cm" svg:y="1.932cm" presentation:class="title" presentation:user-transformed="true">
          <draw:text-box>
            <text:p>UnsupportedOperationException #10052042</text:p>
          </draw:text-box>
        </draw:frame>
        <draw:frame presentation:style-name="pr9" draw:text-style-name="P4" draw:layer="layout" svg:width="23.099cm" svg:height="13.61cm" svg:x="3.5cm" svg:y="5.914cm" presentation:class="outline">
          <draw:text-box>
            <text:list text:style-name="L2">
              <text:list-item>
                <text:p><text:span text:style-name="T3">Arrays.asList()</text:span><text:span text:style-name="T1"> return a fixed-size list &gt; only support operations which don't change the size of the underlaying data structure. But it's OK to modify an element</text:span></text:p>
              </text:list-item>
              <text:list-item>
                <text:p><text:span text:style-name="T1">While </text:span><text:span text:style-name="T3">”unmodifiable”</text:span><text:span text:style-name="T1"> methods in </text:span><text:span text:style-name="T3">Collections</text:span><text:span text:style-name="T1"> wrap the container in a proxy, will throw this exception when try to modify the container in any way &gt; The goal of using this method is to produce a </text:span><text:span text:style-name="T4">constant</text:span><text:span text:style-name="T1"> </text:span><text:span text:style-name="T3">container object</text:span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473cm" svg:x="2.7cm" svg:y="1.932cm" presentation:class="title" presentation:user-transformed="true">
          <draw:text-box>
            <text:p>Calling constructor with argument via Reflection #12052134</text:p>
          </draw:text-box>
        </draw:frame>
        <draw:frame presentation:style-name="pr9" draw:layer="layout" svg:width="23.099cm" svg:height="13.61cm" svg:x="3.5cm" svg:y="5.914cm" presentation:class="outline">
          <draw:text-box>
            <text:list text:style-name="L2">
              <text:list-item>
                <text:p><text:span text:style-name="T1">Given: </text:span></text:p>
                <text:list>
                  <text:list-item>
                    <text:p><text:span text:style-name="T1">Class type</text:span></text:p>
                  </text:list-item>
                  <text:list-item>
                    <text:p><text:span text:style-name="T1">Int i (with argument value)</text:span></text:p>
                  </text:list-item>
                  <text:list-item>
                    <text:p><text:span text:style-name="T1">Type has one constructor take one integer argument</text:span></text:p>
                  </text:list-item>
                </text:list>
              </text:list-item>
              <text:list-item>
                <text:p><text:span text:style-name="T1">To create new instance of class type with argument:</text:span></text:p>
                <text:list>
                  <text:list-item>
                    <text:p><text:span text:style-name="T1">type.getConstructor(int.class).newInstance(i));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413cm" svg:x="2.7cm" svg:y="1.962cm" presentation:class="title">
          <draw:text-box>
            <text:p>Map load factor #17050606</text:p>
          </draw:text-box>
        </draw:frame>
        <draw:frame presentation:style-name="pr9" draw:text-style-name="P4" draw:layer="layout" svg:width="23.099cm" svg:height="13.61cm" svg:x="3.5cm" svg:y="5.914cm" presentation:class="outline" presentation:user-transformed="true">
          <draw:text-box>
            <text:list text:style-name="L2">
              <text:list-item>
                <text:p><text:span text:style-name="T1">Capacity: the number of buckets when the hash table is created</text:span></text:p>
              </text:list-item>
              <text:list-item>
                <text:p text:style-name="P4"><text:span text:style-name="T1">Load factor = size/capacity</text:span></text:p>
              </text:list-item>
              <text:list-item>
                <text:p text:style-name="P4"><text:span text:style-name="T1">When a load factor is reached, container will increase the capacity (buckets) by doubling it and rehashing to redistribute existing objects</text:span></text:p>
              </text:list-item>
              <text:list-item>
                <text:p text:style-name="P4"><text:span text:style-name="T1">=&gt; Create a map with approriate capacity (if you know how many entries in Map) to prevent overhead of rehash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ashapes6" xlink:href="Pictures/100000000000032000000258CE27E50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ashapes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6" draw:text-style-name="MP1" draw:layer="backgroundobjects" svg:width="6.523cm" svg:height="1.448cm" svg:x="2.7cm" svg:y="18.7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376cm" svg:y="18.7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6-04-23T10:46:53</meta:creation-date>
    <dc:language>fi-FI</dc:language>
    <meta:editing-cycles>7</meta:editing-cycles>
    <meta:editing-duration>PT01H24M56S</meta:editing-duration>
    <meta:initial-creator>pirent </meta:initial-creator>
    <dc:date>2016-05-17T06:11:53</dc:date>
    <dc:creator>pirent </dc:creator>
    <meta:document-statistic meta:object-count="6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